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c705" officeooo:paragraph-rsid="0005c705"/>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spci | grep -i vga</text:p>
      <text:p text:style-name="Standard"/>
      <text:p text:style-name="Standard">What is the following? fenn@fenn-ThinkPad-P16s-Gen-2:~$ lspci | grep -i vga 64:00.0 VGA compatible controller: Advanced Micro Devices, Inc. [AMD/ATI] Phoenix1 (rev dd)</text:p>
      <text:p text:style-name="Standard"/>
      <text:p text:style-name="Text_20_body">The output you shared indicates that your Lenovo ThinkPad P16s Gen 2 has an <text:span text:style-name="Strong_20_Emphasis">AMD GPU</text:span> rather than an NVIDIA one. Here’s a breakdown of the output:</text:p>
      <text:list text:style-name="L1">
        <text:list-item>
          <text:p text:style-name="P3"><text:span text:style-name="Strong_20_Emphasis">64:00.0</text:span>: This is the PCI bus address for the device.</text:p>
        </text:list-item>
        <text:list-item>
          <text:p text:style-name="P3"><text:span text:style-name="Strong_20_Emphasis">VGA compatible controller</text:span>: Indicates that the device is a graphics controller (or GPU).</text:p>
        </text:list-item>
        <text:list-item>
          <text:p text:style-name="P3"><text:span text:style-name="Strong_20_Emphasis">Advanced Micro Devices, Inc. [AMD/ATI]</text:span>: Shows that the graphics hardware is manufactured by AMD.</text:p>
        </text:list-item>
        <text:list-item>
          <text:p text:style-name="P2"><text:span text:style-name="Strong_20_Emphasis">Phoenix1</text:span>: This is likely the codename for the specific AMD GPU model integrated into your ThinkPad. This GPU is part of AMD’s series typically integrated with their CPUs or as part of AMD’s laptop GPU lineup.</text:p>
        </text:list-item>
      </text:list>
      <text:p text:style-name="Text_20_body">This suggests that your system is using <text:span text:style-name="Strong_20_Emphasis">integrated AMD Radeon graphics</text:span> rather than a discrete NVIDIA GPU.</text:p>
      <text:p text:style-name="Standard"/>
      <text:p text:style-name="P1">##############</text:p>
      <text:p text:style-name="P1"/>
      <text:p text:style-name="P1"/>
      <text:p text:style-name="P1"><text:a xlink:type="simple" xlink:href="https://chatgpt.com/share/6720c3bd-447c-8007-b3a7-0f95c16ea3bd" text:style-name="Internet_20_link" text:visited-style-name="Visited_20_Internet_20_Link">https://chatgpt.com/share/6720c3bd-447c-8007-b3a7-0f95c16ea3bd</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1:16:39.678143006</meta:creation-date>
    <meta:generator>LibreOffice/24.2.6.2$Linux_X86_64 LibreOffice_project/8e9a753d9daaea75c34b417ba1bdf556bf2fc5b3</meta:generator>
    <dc:date>2024-10-29T12:15:15.032639207</dc:date>
    <meta:editing-duration>PT48M22S</meta:editing-duration>
    <meta:editing-cycles>2</meta:editing-cycles>
    <meta:document-statistic meta:table-count="0" meta:image-count="0" meta:object-count="0" meta:page-count="1" meta:paragraph-count="10" meta:word-count="150" meta:character-count="958" meta:non-whitespace-character-count="822"/>
  </office:meta>
</office:document-meta>
</file>